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paragraph-properties fo:text-align="center" style:justify-single-word="false" fo:break-before="page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-complex="Calibri1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1c6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Planar Graphs</text:span></text:p>
      <text:p text:style-name="Standard">Planar graphs are graphs that can be <text:span text:style-name="T5">embedded</text:span> in a plane (Chudnovsky &amp; Haran, 2019). This constraint on their structure makes them very interesting to study.</text:p>
      <text:p text:style-name="Standard"/>
      <text:p text:style-name="Standard">Here are a few theorems about planar graphs:</text:p>
      <text:p text:style-name="Standard">F<text:span text:style-name="T2">áry’s Theorem states that any planar graph can be drawn without edge crossings such that its edges are straight lines (</text:span>Chudnovsky &amp; Haran, 2019<text:span text:style-name="T2">).</text:span></text:p>
      <text:p text:style-name="Standard"><text:span text:style-name="T2">The Four Colour Theorem states that every planar graph has a chromatic number less than or equal to four (Trudeau, 1993).</text:span></text:p>
      <text:p text:style-name="Standard"><text:span text:style-name="T2">Kuratowski’s Theorem states that a graph is planar if and only if it has no subgraphs that are subdivisions of extensions of the complete graph of five vertices or the utility graph (</text:span>Chudnovsky &amp; Haran, 2019<text:span text:style-name="T2">).</text:span></text:p>
      <text:p text:style-name="Standard"/>
      <text:p text:style-name="Standard">Examples of planar graphs include:</text:p>
      <text:list xml:id="list970117079" text:style-name="WWNum1">
        <text:list-item>
          <text:p text:style-name="P1">All path, cyclic and wheel graphs.</text:p>
        </text:list-item>
        <text:list-item>
          <text:p text:style-name="P1">Complete graphs with four vertices or less.</text:p>
        </text:list-item>
      </text:list>
      <text:p text:style-name="Standard"/>
      <text:p text:style-name="Standard"/>
      <text:p text:style-name="P2"><text:span text:style-name="T3">Resources</text:span></text:p>
      <text:p text:style-name="Standard"><text:bookmark-start text:name="_Hlk56257924"/>Chudnovsky, M., Haran, B.J. (11/09/2019). Planar Graphs - Numberphile Princeton University: Numberphile. <text:a xlink:type="simple" xlink:href="https://www.youtube.com/watch?v=xBkTIp6ajAg" text:style-name="Internet_20_link" text:visited-style-name="Visited_20_Internet_20_Link">https://www.youtube.com/watch?v=xBkTIp6ajAg</text:a></text:p>
      <text:p text:style-name="Standard"><text:bookmark-start text:name="_Hlk56257834"/><text:bookmark-end text:name="_Hlk56257924"/>Trudeau, R.J. (Rev. ed. Dots and lines, 1976). (1993). <text:span text:style-name="T4">Planar Graphs</text:span>. Introduction to graph theory. New York: Dover Publications, INC. <text:bookmark-end text:name="_Hlk5625783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游明朝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游明朝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mal Vinod</meta:initial-creator>
    <meta:editing-cycles>2</meta:editing-cycles>
    <meta:creation-date>2020-11-14T13:29:00</meta:creation-date>
    <dc:date>2021-01-07T09:09:35.302276319</dc:date>
    <meta:editing-duration>PT1H23M53S</meta:editing-duration>
    <meta:generator>LibreOffice/6.4.6.2$Linux_X86_64 LibreOffice_project/40$Build-2</meta:generator>
    <meta:document-statistic meta:table-count="0" meta:image-count="0" meta:object-count="0" meta:page-count="2" meta:paragraph-count="12" meta:word-count="171" meta:character-count="1095" meta:non-whitespace-character-count="9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